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000000312B2DC1952B16DB6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b85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66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opacity="0%" draw:fill-color="#3d5af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opacity="0%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opacity="0%" draw:fill-color="#5b277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opacity="0%" draw:fill-color="#4a148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opacity="0%" draw:fill-color="#ffeb3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opacity="0%" draw:fill-color="#ff8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4433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98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7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85c00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3d5afe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5b277d"/>
      <style:paragraph-properties fo:text-align="center"/>
    </style:style>
    <style:style style:name="P7" style:family="paragraph">
      <loext:graphic-properties draw:fill-color="#4a148c"/>
      <style:paragraph-properties fo:text-align="center"/>
    </style:style>
    <style:style style:name="P8" style:family="paragraph">
      <loext:graphic-properties draw:fill-color="#ffeb3b"/>
      <style:paragraph-properties fo:text-align="center"/>
    </style:style>
    <style:style style:name="P9" style:family="paragraph">
      <loext:graphic-properties draw:fill-color="#ff8f00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99cm" svg:height="15.719cm" svg:x="4.723cm" svg:y="6.553cm">
          <draw:image xlink:href="Pictures/100002010000023000000312B2DC1952B16DB6D9.png" xlink:type="simple" xlink:show="embed" xlink:actuate="onLoad" draw:mime-type="image/png">
            <text:p/>
          </draw:image>
        </draw:frame>
        <draw:custom-shape draw:style-name="gr2" draw:text-style-name="P2" draw:layer="layout" svg:width="0.318cm" svg:height="0.318cm" svg:x="9.88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10.449cm" svg:y="18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11.015cm" svg:y="18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10.44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11.028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9.877cm" svg:y="1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7.59cm" svg:y="1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7.579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7.591cm" svg:y="1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7.616cm" svg:y="1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7.591cm" svg:y="1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8cm" svg:height="0.318cm" svg:x="9.341cm" svg:y="1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8cm" svg:height="0.318cm" svg:x="12.179cm" svg:y="1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18cm" svg:height="0.318cm" svg:x="9.867cm" svg:y="1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18cm" svg:height="0.318cm" svg:x="12.168cm" svg:y="1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8cm" svg:height="0.318cm" svg:x="12.731cm" svg:y="18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8cm" svg:height="0.318cm" svg:x="12.732cm" svg:y="19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9.895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10.446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318cm" svg:height="0.318cm" svg:x="7.584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318cm" svg:height="0.318cm" svg:x="11.58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318cm" svg:height="0.318cm" svg:x="8.169cm" svg:y="1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8cm" svg:height="0.318cm" svg:x="9.869cm" svg:y="1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8cm" svg:height="0.318cm" svg:x="10.444cm" svg:y="1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8cm" svg:height="0.318cm" svg:x="11.019cm" svg:y="1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9.896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8cm" svg:height="0.318cm" svg:x="11.034cm" svg:y="14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318cm" svg:height="0.318cm" svg:x="12.734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318cm" svg:height="0.318cm" svg:x="12.747cm" svg:y="14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318cm" svg:height="0.318cm" svg:x="7.585cm" svg:y="1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3.246cm" svg:height="3.026cm" draw:transform="rotate (-1.5707963267949) translate (11.57cm 20.14cm)">
          <draw:text-box>
            <text:p text:style-name="P10"><text:span text:style-name="T1">Emitter</text:span></text:p>
            <text:p text:style-name="P10"><text:span text:style-name="T1">Base</text:span></text:p>
            <text:p text:style-name="P10"><text:span text:style-name="T1">Collector</text:span></text:p>
            <text:p text:style-name="P10"><text:span text:style-name="T1"/></text:p>
            <text:p text:style-name="P10"><text:span text:style-name="T1"/></text:p>
          </draw:text-box>
        </draw:frame>
        <draw:frame draw:style-name="gr10" draw:text-style-name="P11" draw:layer="layout" svg:width="3.246cm" svg:height="2.471cm" draw:transform="rotate (1.5707963267949) translate (9.653cm 14.617cm)">
          <draw:text-box>
            <text:p text:style-name="P10"><text:span text:style-name="T1">3.3 Vout</text:span></text:p>
            <text:p text:style-name="P10"><text:span text:style-name="T1">GND</text:span></text:p>
            <text:p text:style-name="P10"><text:span text:style-name="T1">Vin</text:span></text:p>
            <text:p text:style-name="P10"><text:span text:style-name="T1"/></text:p>
          </draw:text-box>
        </draw:frame>
        <draw:line draw:style-name="gr11" draw:text-style-name="P12" draw:layer="layout" svg:x1="9.492cm" svg:y1="18.923cm" svg:x2="12.338cm" svg:y2="14.939cm">
          <text:p/>
        </draw:line>
        <draw:line draw:style-name="gr11" draw:text-style-name="P12" draw:layer="layout" svg:x1="9.492cm" svg:y1="18.923cm" svg:x2="12.338cm" svg:y2="14.939cm">
          <text:p/>
        </draw:line>
        <draw:line draw:style-name="gr12" draw:text-style-name="P12" draw:layer="layout" svg:x1="12.307cm" svg:y1="18.908cm" svg:x2="10.015cm" svg:y2="15.523cm">
          <text:p/>
        </draw:line>
        <draw:line draw:style-name="gr13" draw:text-style-name="P12" draw:layer="layout" svg:x1="6.64cm" svg:y1="8.94cm" svg:x2="8.355cm" svg:y2="18.964cm">
          <text:p/>
        </draw:line>
        <draw:line draw:style-name="gr13" draw:text-style-name="P12" draw:layer="layout" svg:x1="7.24cm" svg:y1="8.88cm" svg:x2="11.76cm" svg:y2="14.94cm">
          <text:p/>
        </draw:line>
        <draw:frame draw:style-name="gr14" draw:text-style-name="P11" draw:layer="layout" svg:width="3.584cm" svg:height="0.974cm" svg:x="5.873cm" svg:y="8.106cm">
          <draw:text-box>
            <text:p text:style-name="P10"><text:span text:style-name="T1">switch</text:span></text:p>
          </draw:text-box>
        </draw:frame>
        <draw:frame draw:style-name="gr15" draw:text-style-name="P11" draw:layer="layout" svg:width="5.261cm" svg:height="0.86cm" svg:x="14.001cm" svg:y="14.555cm">
          <draw:text-box>
            <text:p text:style-name="P10"><text:span text:style-name="T1">IO22 (PPM_IN)</text:span></text:p>
          </draw:text-box>
        </draw:frame>
        <draw:frame draw:style-name="gr15" draw:text-style-name="P11" draw:layer="layout" svg:width="5.261cm" svg:height="0.86cm" svg:x="13.94cm" svg:y="12.278cm">
          <draw:text-box>
            <text:p text:style-name="P10"><text:span text:style-name="T1">GND</text:span></text:p>
          </draw:text-box>
        </draw:frame>
        <draw:frame draw:style-name="gr15" draw:text-style-name="P11" draw:layer="layout" svg:width="5.261cm" svg:height="0.86cm" svg:x="5.219cm" svg:y="11.679cm">
          <draw:text-box>
            <text:p text:style-name="P10"><text:span text:style-name="T1">3.3V</text:span></text:p>
          </draw:text-box>
        </draw:frame>
        <draw:frame draw:style-name="gr15" draw:text-style-name="P11" draw:layer="layout" svg:width="5.261cm" svg:height="0.86cm" svg:x="5.171cm" svg:y="14.509cm">
          <draw:text-box>
            <text:p text:style-name="P10"><text:span text:style-name="T1">IO2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6T13:39:52.126622111</meta:creation-date>
    <dc:date>2021-01-26T14:43:29.325157195</dc:date>
    <meta:editing-duration>PT3M45S</meta:editing-duration>
    <meta:editing-cycles>1</meta:editing-cycles>
    <meta:document-statistic meta:object-count="43"/>
    <meta:generator>LibreOffice/7.0.4.2$MacOSX_X86_64 LibreOffice_project/dcf040e67528d9187c66b2379df5ea4407429775</meta:generator>
  </office:meta>
</office:document-meta>
</file>